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8272" officeooo:paragraph-rsid="00058272"/>
    </style:style>
    <style:style style:name="P2" style:family="paragraph" style:parent-style-name="Standard">
      <style:text-properties officeooo:rsid="0007d709" officeooo:paragraph-rsid="0007d709"/>
    </style:style>
    <style:style style:name="P3" style:family="paragraph" style:parent-style-name="Standard">
      <style:text-properties fo:font-weight="normal" officeooo:rsid="000e0263" officeooo:paragraph-rsid="000e0263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cc1f8" officeooo:paragraph-rsid="000cc1f8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f8690" officeooo:paragraph-rsid="0011868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18683" officeooo:paragraph-rsid="00118683" style:font-weight-asian="normal" style:font-weight-complex="normal"/>
    </style:style>
    <style:style style:name="P7" style:family="paragraph" style:parent-style-name="Table_20_Contents">
      <style:text-properties officeooo:rsid="0002c5b6" officeooo:paragraph-rsid="0002c5b6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color="#800000" officeooo:rsid="0002c5b6" officeooo:paragraph-rsid="0002c5b6"/>
    </style:style>
    <style:style style:name="P10" style:family="paragraph" style:parent-style-name="Table_20_Contents">
      <style:text-properties officeooo:rsid="0003a43f" officeooo:paragraph-rsid="0003a43f"/>
    </style:style>
    <style:style style:name="P11" style:family="paragraph" style:parent-style-name="Standard">
      <style:paragraph-properties fo:break-before="page"/>
      <style:text-properties fo:font-weight="bold" officeooo:rsid="00058272" officeooo:paragraph-rsid="000bfe71" style:font-weight-asian="bold" style:font-weight-complex="bold"/>
    </style:style>
    <style:style style:name="P12" style:family="paragraph" style:parent-style-name="Standard" style:list-style-name="L1">
      <style:text-properties officeooo:rsid="00058272" officeooo:paragraph-rsid="00058272"/>
    </style:style>
    <style:style style:name="P13" style:family="paragraph" style:parent-style-name="Standard" style:list-style-name="L2">
      <style:text-properties style:text-underline-style="none" fo:font-weight="normal" officeooo:rsid="000cc1f8" officeooo:paragraph-rsid="000cc1f8" style:font-weight-asian="normal" style:font-weight-complex="normal"/>
    </style:style>
    <style:style style:name="P14" style:family="paragraph" style:parent-style-name="Standard">
      <style:text-properties fo:font-weight="normal" officeooo:rsid="000e0263" officeooo:paragraph-rsid="000e0263" style:font-weight-asian="normal" style:font-weight-complex="normal"/>
    </style:style>
    <style:style style:name="P15" style:family="paragraph" style:parent-style-name="Standard">
      <style:text-properties fo:font-weight="normal" officeooo:rsid="00141183" officeooo:paragraph-rsid="00141183" style:font-weight-asian="normal" style:font-weight-complex="normal"/>
    </style:style>
    <style:style style:name="T1" style:family="text">
      <style:text-properties officeooo:rsid="0002c5b6"/>
    </style:style>
    <style:style style:name="T2" style:family="text">
      <style:text-properties officeooo:rsid="0003a43f"/>
    </style:style>
    <style:style style:name="T3" style:family="text">
      <style:text-properties officeooo:rsid="00096853"/>
    </style:style>
    <style:style style:name="T4" style:family="text">
      <style:text-properties officeooo:rsid="001186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ценка результатов производится при помощи <text:span text:style-name="T1">AUC.</text:span>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Модель</text:p>
          </table:table-cell>
          <table:table-cell table:style-name="Table1.A1" office:value-type="string">
            <text:p text:style-name="P8">Базовый набор данных</text:p>
          </table:table-cell>
          <table:table-cell table:style-name="Table1.C1" office:value-type="string">
            <text:p text:style-name="P8">После использования <text:span text:style-name="T2">VarianceTreshold</text:span></text:p>
          </table:table-cell>
        </table:table-row>
        <table:table-row>
          <table:table-cell table:style-name="Table1.A2" office:value-type="string">
            <text:p text:style-name="P7">Logistic regression</text:p>
          </table:table-cell>
          <table:table-cell table:style-name="Table1.A2" office:value-type="string">
            <text:p text:style-name="P7">0.5</text:p>
          </table:table-cell>
          <table:table-cell table:style-name="Table1.C2" office:value-type="string">
            <text:p text:style-name="P10">0.5</text:p>
          </table:table-cell>
        </table:table-row>
        <table:table-row>
          <table:table-cell table:style-name="Table1.A2" office:value-type="string">
            <text:p text:style-name="P7">Naive Bayes</text:p>
          </table:table-cell>
          <table:table-cell table:style-name="Table1.A2" office:value-type="string">
            <text:p text:style-name="P7">0.510815200630504</text:p>
          </table:table-cell>
          <table:table-cell table:style-name="Table1.C2" office:value-type="string">
            <text:p text:style-name="P10">0.5092326442130921</text:p>
          </table:table-cell>
        </table:table-row>
        <table:table-row>
          <table:table-cell table:style-name="Table1.A2" office:value-type="string">
            <text:p text:style-name="P7">K nearest neughbour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SVM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Decision tree</text:p>
          </table:table-cell>
          <table:table-cell table:style-name="Table1.A2" office:value-type="string">
            <text:p text:style-name="P9">0.5452480651651401</text:p>
          </table:table-cell>
          <table:table-cell table:style-name="Table1.C2" office:value-type="string">
            <text:p text:style-name="P10">0.5445427393157953</text:p>
          </table:table-cell>
        </table:table-row>
        <table:table-row>
          <table:table-cell table:style-name="Table1.A2" office:value-type="string">
            <text:p text:style-name="P7">Extra tree</text:p>
          </table:table-cell>
          <table:table-cell table:style-name="Table1.A2" office:value-type="string">
            <text:p text:style-name="P7">0.5357585874359339</text:p>
          </table:table-cell>
          <table:table-cell table:style-name="Table1.C2" office:value-type="string">
            <text:p text:style-name="P10">0.5381408007306865</text:p>
          </table:table-cell>
        </table:table-row>
        <table:table-row>
          <table:table-cell table:style-name="Table1.A2" office:value-type="string">
            <text:p text:style-name="P7">Ada boost</text:p>
          </table:table-cell>
          <table:table-cell table:style-name="Table1.A2" office:value-type="string">
            <text:p text:style-name="P7">0.504198530455598</text:p>
          </table:table-cell>
          <table:table-cell table:style-name="Table1.C2" office:value-type="string">
            <text:p text:style-name="P10">0.5039981516699853</text:p>
          </table:table-cell>
        </table:table-row>
        <table:table-row>
          <table:table-cell table:style-name="Table1.A2" office:value-type="string">
            <text:p text:style-name="P7">Bagging</text:p>
          </table:table-cell>
          <table:table-cell table:style-name="Table1.A2" office:value-type="string">
            <text:p text:style-name="P7">0.5088243155261625</text:p>
          </table:table-cell>
          <table:table-cell table:style-name="Table1.C2" office:value-type="string">
            <text:p text:style-name="P10">0.5188897509953317</text:p>
          </table:table-cell>
        </table:table-row>
        <table:table-row>
          <table:table-cell table:style-name="Table1.A2" office:value-type="string">
            <text:p text:style-name="P7">Extra trees</text:p>
          </table:table-cell>
          <table:table-cell table:style-name="Table1.A2" office:value-type="string">
            <text:p text:style-name="P7">0.5122065194511481</text:p>
          </table:table-cell>
          <table:table-cell table:style-name="Table1.C2" office:value-type="string">
            <text:p text:style-name="P10">0.5136876795492223</text:p>
          </table:table-cell>
        </table:table-row>
        <table:table-row>
          <table:table-cell table:style-name="Table1.A2" office:value-type="string">
            <text:p text:style-name="P7">Gradient boosting</text:p>
          </table:table-cell>
          <table:table-cell table:style-name="Table1.A2" office:value-type="string">
            <text:p text:style-name="P7">0.5021234476040357</text:p>
          </table:table-cell>
          <table:table-cell table:style-name="Table1.C2" office:value-type="string">
            <text:p text:style-name="P10">0.5033741274242446</text:p>
          </table:table-cell>
        </table:table-row>
        <table:table-row>
          <table:table-cell table:style-name="Table1.A2" office:value-type="string">
            <text:p text:style-name="P7">Random forest</text:p>
          </table:table-cell>
          <table:table-cell table:style-name="Table1.A2" office:value-type="string">
            <text:p text:style-name="P7">0.5099147742570284</text:p>
          </table:table-cell>
          <table:table-cell table:style-name="Table1.C2" office:value-type="string">
            <text:p text:style-name="P10">0.5091651411967429</text:p>
          </table:table-cell>
        </table:table-row>
      </table:table>
      <text:p text:style-name="P1"/>
      <text:list xml:id="list5545213831200267971" text:style-name="L1">
        <text:list-item>
          <text:p text:style-name="P12">Удалены признаки-константы</text:p>
        </text:list-item>
        <text:list-item>
          <text:p text:style-name="P12">Удалены повторяющиеся признаки</text:p>
        </text:list-item>
      </text:list>
      <text:p text:style-name="P2">369 признаков → 307</text:p>
      <text:p text:style-name="P2"/>
      <text:p text:style-name="P2"><text:tab/>-<text:span text:style-name="T3">999999 в признаке var3</text:span></text:p>
      <text:p text:style-name="P1"/>
      <text:p text:style-name="P1"/>
      <text:p text:style-name="P11">Анализ данных</text:p>
      <text:p text:style-name="P3">Тренировочный набор содержит 76020 записей.</text:p>
      <text:p text:style-name="P3">Тестовый набор содержит 75818 записей.</text:p>
      <text:p text:style-name="P3">Данные содержат 370 признаков.</text:p>
      <text:p text:style-name="P3">Из них бинарных: 66</text:p>
      <text:p text:style-name="P3">Из них количественных: 111</text:p>
      <text:p text:style-name="P3">Из них номинальных: 193</text:p>
      <text:p text:style-name="P3"/>
      <text:p text:style-name="P15"><text:s text:c="3"/>TARGET <text:s/>Percentage</text:p>
      <text:p text:style-name="P15">0 <text:s text:c="2"/>73012 <text:s text:c="4"/>96.043147</text:p>
      <text:p text:style-name="P15">1 <text:s text:c="3"/>3008 <text:s text:c="5"/>3.956853</text:p>
      <text:p text:style-name="P15"/>
      <text:p text:style-name="P15">Несбалансированные данные</text:p>
      <text:p text:style-name="P15"/>
      <text:p text:style-name="P4">Предобработка данных</text:p>
      <text:list xml:id="list3917947465526577604" text:style-name="L2">
        <text:list-item>
          <text:p text:style-name="P13">Избавиться от переменных-констант</text:p>
        </text:list-item>
      </text:list>
      <text:p text:style-name="P5"><text:tab/><text:tab/><text:span text:style-name="T4">Число признаков перед удалением признаков-констант: 370</text:span></text:p>
      <text:p text:style-name="P6"><text:tab/><text:tab/>34 переменных-констант в тренировочном наборе</text:p>
      <text:p text:style-name="P6"><text:tab/><text:tab/>Число признаков после удаления признаков-констант: 336</text:p>
      <text:list xml:id="list173018873785755" text:continue-numbering="true" text:style-name="L2">
        <text:list-item>
          <text:p text:style-name="P13">Избавиться от повторяющихся переменных</text:p>
        </text:list-item>
      </text:list>
      <text:p text:style-name="P6"><text:tab/><text:tab/>Число признаков перед удалением одинаковых признаков: 336</text:p>
      <text:p text:style-name="P6"><text:tab/><text:tab/>29 пар одинаковых признаков в тренировочном наборе</text:p>
      <text:p text:style-name="P6"><text:tab/><text:tab/>Число признаков после удаления одинаковых признаков: 307</text:p>
      <text:list xml:id="list173018896579847" text:continue-numbering="true" text:style-name="L2">
        <text:list-item>
          <text:p text:style-name="P13">Избавиться от «выбросов»</text:p>
        </text:list-item>
        <text:list-item>
          <text:p text:style-name="P13">Нормализовать данны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13:31:59.570699000</meta:creation-date>
    <dc:date>2016-04-19T17:30:16.679657000</dc:date>
    <meta:editing-duration>P2DT20H24M31S</meta:editing-duration>
    <meta:editing-cycles>7</meta:editing-cycles>
    <meta:generator>LibreOffice/5.1.0.3$MacOSX_X86_64 LibreOffice_project/5e3e00a007d9b3b6efb6797a8b8e57b51ab1f737</meta:generator>
    <meta:document-statistic meta:table-count="1" meta:image-count="0" meta:object-count="0" meta:page-count="2" meta:paragraph-count="59" meta:word-count="161" meta:character-count="1393" meta:non-whitespace-character-count="1266"/>
  </office:meta>
</office:document-meta>
</file>